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4.8715in"/>
    </style:style>
    <style:style style:name="Table1.B" style:family="table-column">
      <style:table-column-properties style:column-width="0.8819in"/>
    </style:style>
    <style:style style:name="Table1.C" style:family="table-column">
      <style:table-column-properties style:column-width="0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7e03" officeooo:paragraph-rsid="000a7e03"/>
    </style:style>
    <style:style style:name="P2" style:family="paragraph" style:parent-style-name="Table_20_Contents">
      <style:text-properties officeooo:rsid="000bd37f" officeooo:paragraph-rsid="000bd37f"/>
    </style:style>
    <style:style style:name="P3" style:family="paragraph" style:parent-style-name="Standard">
      <style:paragraph-properties fo:text-align="center" style:justify-single-word="false"/>
      <style:text-properties fo:font-size="18pt" officeooo:rsid="000bd37f" officeooo:paragraph-rsid="000bd37f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2pt" officeooo:rsid="000bd37f" officeooo:paragraph-rsid="000bd37f" style:font-size-asian="10.5pt" style:font-size-complex="12pt"/>
    </style:style>
    <style:style style:name="P5" style:family="paragraph" style:parent-style-name="Text_20_body">
      <style:text-properties officeooo:rsid="000bd37f" officeooo:paragraph-rsid="000bd37f"/>
    </style:style>
    <style:style style:name="P6" style:family="paragraph" style:parent-style-name="Standard">
      <style:paragraph-properties fo:text-align="start" style:justify-single-word="false"/>
      <style:text-properties fo:font-size="12pt" officeooo:rsid="000bd37f" officeooo:paragraph-rsid="000fc785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bd37f" officeooo:paragraph-rsid="0010e91f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8pt" officeooo:rsid="000bd37f" officeooo:paragraph-rsid="000bd37f" style:font-size-asian="18pt" style:font-size-complex="18pt"/>
    </style:style>
    <style:style style:name="P9" style:family="paragraph" style:parent-style-name="Table_20_Contents">
      <style:text-properties officeooo:rsid="0010e91f" officeooo:paragraph-rsid="0010e91f"/>
    </style:style>
    <style:style style:name="P10" style:family="paragraph" style:parent-style-name="Table_20_Contents">
      <style:text-properties officeooo:rsid="000a7e03" officeooo:paragraph-rsid="0010e91f"/>
    </style:style>
    <style:style style:name="P11" style:family="paragraph" style:parent-style-name="Table_20_Contents">
      <style:text-properties officeooo:rsid="000bd37f" officeooo:paragraph-rsid="0010e91f"/>
    </style:style>
    <style:style style:name="T1" style:family="text">
      <style:text-properties officeooo:rsid="000bd37f"/>
    </style:style>
    <style:style style:name="T2" style:family="text">
      <style:text-properties officeooo:rsid="000f3072"/>
    </style:style>
    <style:style style:name="T3" style:family="text">
      <style:text-properties officeooo:rsid="000fc785"/>
    </style:style>
    <style:style style:name="T4" style:family="text">
      <style:text-properties officeooo:rsid="0010e9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Šarūnas</text:span> <text:span text:style-name="T2">Vaboli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Sąlygos Nr. Ir užklausa</text:p>
          </table:table-cell>
          <table:table-cell table:style-name="Table1.A1" office:value-type="string">
            <text:p text:style-name="P1">Be indeksų</text:p>
          </table:table-cell>
          <table:table-cell table:style-name="Table1.C1" office:value-type="string">
            <text:p text:style-name="P1">Su indeksais</text:p>
          </table:table-cell>
        </table:table-row>
        <table:table-row>
          <table:table-cell table:style-name="Table1.A2" office:value-type="string">
            <text:p text:style-name="P9">1. SELECT SQL_NO_CACHE COUNT(JobsRegister.kkTechnicianId) <text:s/>FROM `JobsRegister` WHERE `kkTechnicianId` = 66 AND MONTH(JobsRegister.arrivalDate) = 10 AND YEAR(JobsRegister.arrivalDate) = 2007;</text:p>
          </table:table-cell>
          <table:table-cell table:style-name="Table1.A2" office:value-type="string">
            <text:p text:style-name="P1"><text:s/>0,<text:span text:style-name="T4">00</text:span>sec</text:p>
          </table:table-cell>
          <table:table-cell table:style-name="Table1.C2" office:value-type="string">
            <text:p text:style-name="P2">0,0<text:span text:style-name="T4">0</text:span> sec</text:p>
          </table:table-cell>
        </table:table-row>
        <table:table-row>
          <table:table-cell table:style-name="Table1.A2" office:value-type="string">
            <text:p text:style-name="P9">2. SELECT SQL_NO_CACHE Materials.name FROM Materials LEFT JOIN JobsRegister ON MONTH(JobsRegister.arrivalDate) = 10 AND YEAR(JobsRegister.arrivalDate) = 2007 LEFT JOIN JobsRegister_Materials ON JobsRegister.jobsRegisterId = JobsRegister_Materials.jobsRegisterId AND Materials.materialId = JobsRegister_Materials.materialId;</text:p>
          </table:table-cell>
          <table:table-cell table:style-name="Table1.A2" office:value-type="string">
            <text:p text:style-name="P1"><text:span text:style-name="T4">0</text:span>,<text:span text:style-name="T4">22</text:span> sec</text:p>
          </table:table-cell>
          <table:table-cell table:style-name="Table1.C2" office:value-type="string">
            <text:p text:style-name="P2"><text:span text:style-name="T4">1</text:span>,<text:span text:style-name="T4">15</text:span> sec</text:p>
          </table:table-cell>
        </table:table-row>
        <table:table-row>
          <table:table-cell table:style-name="Table1.A2" office:value-type="string">
            <text:p text:style-name="P10">3. <text:span text:style-name="T4">SELECT SQL_NO_CACHE DISTINCT Services.name, COUNT(Services.name) as times_used FROM Services LEFT JOIN JobsRegister_Services ON Services.serviceId = JobsRegister_Services.serviceId GROUP BY Services.serviceId;</text:span></text:p>
          </table:table-cell>
          <table:table-cell table:style-name="Table1.A2" office:value-type="string">
            <text:p text:style-name="P1">1,<text:span text:style-name="T4">34</text:span> sec</text:p>
          </table:table-cell>
          <table:table-cell table:style-name="Table1.C2" office:value-type="string">
            <text:p text:style-name="P2"><text:span text:style-name="T4">0</text:span>,<text:span text:style-name="T4">38</text:span> sec</text:p>
          </table:table-cell>
        </table:table-row>
        <table:table-row>
          <table:table-cell table:style-name="Table1.A2" office:value-type="string">
            <text:p text:style-name="P10">4. <text:span text:style-name="T4">UPDATE Materials</text:span></text:p>
            <text:p text:style-name="P9">AS Material</text:p>
            <text:p text:style-name="P9">INNER JOIN (SELECT Materials.materialId, SUM(JobsRegister_Materials.count) AS amount </text:p>
            <text:p text:style-name="P9">FROM Materials </text:p>
            <text:p text:style-name="P9">LEFT JOIN JobsRegister_Materials on Materials.materialId = JobsRegister_Materials.materialId <text:s/></text:p>
            <text:p text:style-name="P9">GROUP BY Materials.materialId) AS Amount ON Amount.materialId = Material.materialId SET Material.sum = amount;</text:p>
          </table:table-cell>
          <table:table-cell table:style-name="Table1.A2" office:value-type="string">
            <text:p text:style-name="P1"><text:span text:style-name="T4">8</text:span>,9<text:span text:style-name="T4">6</text:span> sec</text:p>
          </table:table-cell>
          <table:table-cell table:style-name="Table1.C2" office:value-type="string">
            <text:p text:style-name="P2">1,<text:span text:style-name="T4">39</text:span> sec</text:p>
          </table:table-cell>
        </table:table-row>
        <table:table-row>
          <table:table-cell table:style-name="Table1.A2" office:value-type="string">
            <text:p text:style-name="P10">5. <text:span text:style-name="T4">INNER JOIN (SELECT Materials.materialId, COUNT(JobsRegister_Materials.materialId) as times_used </text:span></text:p>
            <text:p text:style-name="P9">FROM Materials </text:p>
            <text:p text:style-name="P9">LEFT JOIN JobsRegister_Materials ON Materials.materialId = JobsRegister_Materials.materialId <text:s/></text:p>
            <text:p text:style-name="P9">GROUP BY Materials.materialId) AS a ON a.materialId = Material.materialId SET Material.count = times_used;</text:p>
            <text:p text:style-name="P1"/>
          </table:table-cell>
          <table:table-cell table:style-name="Table1.A2" office:value-type="string">
            <text:p text:style-name="P1"><text:span text:style-name="T4">8</text:span>,<text:span text:style-name="T4">60</text:span> sec</text:p>
          </table:table-cell>
          <table:table-cell table:style-name="Table1.C2" office:value-type="string">
            <text:p text:style-name="P2"><text:span text:style-name="T4">1</text:span>,<text:span text:style-name="T4">51</text:span> sec</text:p>
          </table:table-cell>
        </table:table-row>
        <table:table-row>
          <table:table-cell table:style-name="Table1.A2" office:value-type="string">
            <text:p text:style-name="P10">6. <text:span text:style-name="T4">DELETE JobsRegister FROM JobsRegister WHERE YEAR(JobsRegister.arrivalDate) = 2010 AND MONTH(JobsRegister.arrivalDate) = 12;</text:span></text:p>
          </table:table-cell>
          <table:table-cell table:style-name="Table1.A2" office:value-type="string">
            <text:p text:style-name="P1">1,<text:span text:style-name="T4">31</text:span> sec</text:p>
          </table:table-cell>
          <table:table-cell table:style-name="Table1.C2" office:value-type="string">
            <text:p text:style-name="P2">0,5<text:span text:style-name="T4">9</text:span> sec</text:p>
          </table:table-cell>
        </table:table-row>
        <table:table-row>
          <table:table-cell table:style-name="Table1.A2" office:value-type="string">
            <text:p text:style-name="P1">7. </text:p>
            <text:p text:style-name="P9">DELETE JobsRegister FROM JobsRegister WHERE YEAR(JobsRegister.arrivalDate) = 2015 AND MONTH(JobsRegister.arrivalDate) = 6 AND DAY(JobsRegister.arrivalDate) = 10 ;</text:p>
          </table:table-cell>
          <table:table-cell table:style-name="Table1.A2" office:value-type="string">
            <text:p text:style-name="P1"><text:span text:style-name="T4">0</text:span>,<text:span text:style-name="T4">38</text:span> sec</text:p>
          </table:table-cell>
          <table:table-cell table:style-name="Table1.C2" office:value-type="string">
            <text:p text:style-name="P2"><text:span text:style-name="T4">0</text:span>,1<text:span text:style-name="T4">7</text:span> sec</text:p>
          </table:table-cell>
        </table:table-row>
        <table:table-row>
          <table:table-cell table:style-name="Table1.A2" office:value-type="string">
            <text:p text:style-name="P2">8. 1000 insertų po 1</text:p>
          </table:table-cell>
          <table:table-cell table:style-name="Table1.A2" office:value-type="string">
            <text:p text:style-name="P1">4<text:span text:style-name="T4">7</text:span>,<text:span text:style-name="T4">41</text:span> sec </text:p>
          </table:table-cell>
          <table:table-cell table:style-name="Table1.C2" office:value-type="string">
            <text:p text:style-name="P11"><text:span text:style-name="T4">44</text:span>,<text:span text:style-name="T4">34</text:span> sec</text:p>
          </table:table-cell>
        </table:table-row>
        <table:table-row>
          <table:table-cell table:style-name="Table1.A2" office:value-type="string">
            <text:p text:style-name="P2">9. 100 insertų po 1000</text:p>
          </table:table-cell>
          <table:table-cell table:style-name="Table1.A2" office:value-type="string">
            <text:p text:style-name="Table_20_Contents"><text:span text:style-name="T4">5</text:span>4,<text:span text:style-name="T4">13</text:span> <text:span text:style-name="T1">sec</text:span></text:p>
          </table:table-cell>
          <table:table-cell table:style-name="Table1.C2" office:value-type="string">
            <text:p text:style-name="P2"><text:span text:style-name="T4">5</text:span>4,<text:span text:style-name="T4">28</text:span> sec</text:p>
          </table:table-cell>
        </table:table-row>
      </table:table>
      <text:p text:style-name="P3"/>
      <text:p text:style-name="P3"/>
      <text:p text:style-name="P3"/>
      <text:p text:style-name="P3"><text:soft-page-break/>Sąlygos</text:p>
      <text:p text:style-name="P6">1. <text:span text:style-name="T3">Kiek objėktų aptarnavo "66" darbuotojas. Spalio mėnesi 2007 metais.</text:span></text:p>
      <text:p text:style-name="P6">2. <text:span text:style-name="T3">Kokios medžiagos buvo naudojamos 2007 metais spalio mėnesi.</text:span></text:p>
      <text:p text:style-name="P6">3. <text:span text:style-name="T3">Kokie servisai apskritai buvo atlikti ir kiek kartų.</text:span></text:p>
      <text:p text:style-name="P4">4. Pridėti naują laukelį – <text:span text:style-name="T3">kiek </text:span>kiekvienos medžiagos <text:span text:style-name="T3">buvo</text:span> sunaudo<text:span text:style-name="T3">ta</text:span> <text:span text:style-name="T3">(</text:span>kiek<text:span text:style-name="T3">is)</text:span>.</text:p>
      <text:p text:style-name="P4">5. Pridėti naują laukelį – <text:span text:style-name="T3">kiek kartų buvo paunaudota</text:span> medžiag<text:span text:style-name="T3">a</text:span> <text:span text:style-name="T3">(suma)</text:span>.</text:p>
      <text:p text:style-name="P4">6. Ištrinti visus įrašus apie darbus, atliktus 201<text:span text:style-name="T3">0</text:span>m <text:s/><text:span text:style-name="T3">gruodžio</text:span> mėnesį.</text:p>
      <text:p text:style-name="P7">7. Ištrinti visus įrašus apie darbus, <text:span text:style-name="T4">kurie buvo atlikti 2015 metų birželio 10 dieną</text:span>.</text:p>
      <text:p text:style-name="P4">8. 1000 insertų po 1 eilutę.</text:p>
      <text:p text:style-name="P4">9. 100 insertų po 1000 eilučių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23:24:19.787175675</meta:creation-date>
    <dc:date>2016-11-29T01:56:17.316199588</dc:date>
    <meta:editing-duration>PT12M23S</meta:editing-duration>
    <meta:editing-cycles>3</meta:editing-cycles>
    <meta:generator>LibreOffice/5.1.4.2$Linux_X86_64 LibreOffice_project/10m0$Build-2</meta:generator>
    <meta:document-statistic meta:table-count="1" meta:image-count="0" meta:object-count="0" meta:page-count="2" meta:paragraph-count="50" meta:word-count="301" meta:character-count="2470" meta:non-whitespace-character-count="2204"/>
  </office:meta>
</office:document-meta>
</file>